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E0000042ACE5495E66A8E017A.png" manifest:media-type="image/png"/>
  <manifest:file-entry manifest:full-path="Pictures/100000010000052E0000042A820FF1D83189F57F.png" manifest:media-type="image/png"/>
  <manifest:file-entry manifest:full-path="Pictures/100000010000052E0000042A0852E7E85FD975C4.png" manifest:media-type="image/png"/>
  <manifest:file-entry manifest:full-path="Pictures/100000010000052E0000042A67B956A9D4AFDF0B.png" manifest:media-type="image/png"/>
  <manifest:file-entry manifest:full-path="Pictures/100000010000052E0000042AE1BCD4A12CC0A5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d7d" officeooo:paragraph-rsid="00041d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13.667cm" draw:z-index="0"><draw:image xlink:href="Pictures/100000010000052E0000042AE1BCD4A12CC0A53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2" text:anchor-type="char" svg:width="17cm" svg:height="13.667cm" draw:z-index="1"><draw:image xlink:href="Pictures/100000010000052E0000042A67B956A9D4AFDF0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3" text:anchor-type="char" svg:width="17cm" svg:height="13.667cm" draw:z-index="2"><draw:image xlink:href="Pictures/100000010000052E0000042A0852E7E85FD975C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4" text:anchor-type="char" svg:width="17cm" svg:height="13.667cm" draw:z-index="3"><draw:image xlink:href="Pictures/100000010000052E0000042A820FF1D83189F57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5" text:anchor-type="char" svg:width="17cm" svg:height="13.667cm" draw:z-index="4"><draw:image xlink:href="Pictures/100000010000052E0000042ACE5495E66A8E017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1:26:44.298886331</meta:creation-date>
    <dc:date>2023-11-10T21:29:26.254301461</dc:date>
    <meta:editing-duration>PT2M42S</meta:editing-duration>
    <meta:editing-cycles>1</meta:editing-cycles>
    <meta:document-statistic meta:table-count="0" meta:image-count="5" meta:object-count="0" meta:page-count="8" meta:paragraph-count="0" meta:word-count="0" meta:character-count="0" meta:non-whitespace-character-count="0"/>
    <meta:generator>LibreOffice/7.3.7.2$Linux_X86_64 LibreOffice_project/30$Build-2</meta:generator>
  </office:meta>
</office:document-meta>
</file>